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Carlito" fo:font-size="10pt" officeooo:rsid="002c9184" officeooo:paragraph-rsid="002c9184" style:font-name-asian="Courier New" style:font-size-asian="10pt" style:font-name-complex="Liberation Mono" style:font-size-complex="10pt"/>
    </style:style>
    <style:style style:name="P2" style:family="paragraph" style:parent-style-name="Preformatted_20_Text">
      <style:text-properties style:font-name="Carlito" officeooo:paragraph-rsid="00236bcf"/>
    </style:style>
    <style:style style:name="P3" style:family="paragraph" style:parent-style-name="Preformatted_20_Text">
      <style:paragraph-properties fo:text-align="justify" style:justify-single-word="false"/>
      <style:text-properties style:font-name="Carlito" officeooo:paragraph-rsid="002c9184"/>
    </style:style>
    <style:style style:name="P4" style:family="paragraph" style:parent-style-name="Preformatted_20_Text">
      <style:paragraph-properties fo:text-align="justify" style:justify-single-word="false"/>
      <style:text-properties style:font-name="Carlito" officeooo:paragraph-rsid="002e5d22"/>
    </style:style>
    <style:style style:name="P5" style:family="paragraph" style:parent-style-name="Preformatted_20_Text">
      <style:paragraph-properties fo:text-align="justify" style:justify-single-word="false"/>
      <style:text-properties style:font-name="Carlito" officeooo:paragraph-rsid="0030528c"/>
    </style:style>
    <style:style style:name="P6" style:family="paragraph" style:parent-style-name="Preformatted_20_Text">
      <style:text-properties style:font-name="Carlito" officeooo:paragraph-rsid="002bdcb0"/>
    </style:style>
    <style:style style:name="P7" style:family="paragraph" style:parent-style-name="Preformatted_20_Text">
      <style:text-properties style:font-name="Carlito" officeooo:rsid="002c9184" officeooo:paragraph-rsid="002c9184"/>
    </style:style>
    <style:style style:name="P8" style:family="paragraph" style:parent-style-name="Preformatted_20_Text">
      <style:paragraph-properties fo:text-align="justify" style:justify-single-word="false"/>
      <style:text-properties style:font-name="Carlito" officeooo:rsid="0030ceae" officeooo:paragraph-rsid="0030ceae"/>
    </style:style>
    <style:style style:name="P9" style:family="paragraph" style:parent-style-name="Preformatted_20_Text">
      <style:paragraph-properties fo:text-align="justify" style:justify-single-word="false"/>
      <style:text-properties officeooo:paragraph-rsid="002c9184"/>
    </style:style>
    <style:style style:name="P10" style:family="paragraph" style:parent-style-name="Standard" style:list-style-name="L4">
      <style:text-properties style:font-name="Carlito" fo:font-size="10pt" style:font-name-asian="Courier New" style:font-size-asian="10pt" style:font-name-complex="Liberation Mono" style:font-size-complex="10pt"/>
    </style:style>
    <style:style style:name="P11" style:family="paragraph" style:parent-style-name="Standard" style:list-style-name="L4">
      <style:text-properties style:font-name="Carlito" fo:font-size="10pt" officeooo:paragraph-rsid="002c9184" style:font-name-asian="Courier New" style:font-size-asian="10pt" style:font-name-complex="Liberation Mono" style:font-size-complex="10pt"/>
    </style:style>
    <style:style style:name="P12" style:family="paragraph" style:parent-style-name="Standard" style:list-style-name="L4">
      <style:text-properties style:font-name="Carlito" officeooo:paragraph-rsid="002c9184"/>
    </style:style>
    <style:style style:name="P13" style:family="paragraph" style:parent-style-name="Standard" style:list-style-name="L4">
      <style:text-properties fo:color="#3333ff" style:font-name="Carlito" fo:font-size="10pt" officeooo:rsid="003408bc" officeooo:paragraph-rsid="003408bc" style:font-name-asian="Courier New" style:font-size-asian="10pt" style:font-name-complex="Liberation Mono" style:font-size-complex="10pt"/>
    </style:style>
    <style:style style:name="P14" style:family="paragraph" style:parent-style-name="Text_20_body">
      <style:text-properties style:font-name="Carlito" officeooo:paragraph-rsid="002c9184"/>
    </style:style>
    <style:style style:name="P15" style:family="paragraph" style:parent-style-name="Preformatted_20_Text" style:list-style-name="L1">
      <style:text-properties officeooo:paragraph-rsid="002bdcb0"/>
    </style:style>
    <style:style style:name="P16" style:family="paragraph" style:parent-style-name="Preformatted_20_Text" style:list-style-name="L1">
      <style:text-properties style:font-name="Carlito" officeooo:rsid="00323f27" officeooo:paragraph-rsid="00323f27"/>
    </style:style>
    <style:style style:name="P17" style:family="paragraph" style:parent-style-name="Preformatted_20_Text" style:list-style-name="L2">
      <style:text-properties style:font-name="Carlito" officeooo:paragraph-rsid="002bdcb0"/>
    </style:style>
    <style:style style:name="P18" style:family="paragraph" style:parent-style-name="Preformatted_20_Text" style:list-style-name="L3">
      <style:text-properties style:font-name="Carlito" officeooo:rsid="002c9184" officeooo:paragraph-rsid="003408bc"/>
    </style:style>
    <style:style style:name="P19" style:family="paragraph" style:parent-style-name="Preformatted_20_Text" style:list-style-name="L2">
      <style:text-properties officeooo:paragraph-rsid="002bdcb0"/>
    </style:style>
    <style:style style:name="P20" style:family="paragraph" style:parent-style-name="Preformatted_20_Text" style:list-style-name="L2">
      <style:text-properties officeooo:paragraph-rsid="003408bc"/>
    </style:style>
    <style:style style:name="P21" style:family="paragraph" style:parent-style-name="Preformatted_20_Text" style:list-style-name="L3">
      <style:text-properties officeooo:rsid="002bdcb0" officeooo:paragraph-rsid="003408bc"/>
    </style:style>
    <style:style style:name="P22" style:family="paragraph" style:parent-style-name="Preformatted_20_Text">
      <style:text-properties fo:color="#3333ff" style:font-name="Carlito" officeooo:rsid="002bdcb0" officeooo:paragraph-rsid="003408bc"/>
    </style:style>
    <style:style style:name="P23" style:family="paragraph" style:parent-style-name="Heading_20_3">
      <style:text-properties officeooo:rsid="002bdcb0"/>
    </style:style>
    <style:style style:name="P24" style:family="paragraph" style:parent-style-name="Heading_20_3">
      <style:text-properties officeooo:rsid="002bdcb0" officeooo:paragraph-rsid="002bdcb0"/>
    </style:style>
    <style:style style:name="T1" style:family="text">
      <style:text-properties style:font-name="Carlito"/>
    </style:style>
    <style:style style:name="T2" style:family="text">
      <style:text-properties style:font-name="Carlito" officeooo:rsid="002bdcb0"/>
    </style:style>
    <style:style style:name="T3" style:family="text">
      <style:text-properties style:font-name="Carlito" officeooo:rsid="002c9184"/>
    </style:style>
    <style:style style:name="T4" style:family="text">
      <style:text-properties style:font-name="Carlito" officeooo:rsid="00323f27"/>
    </style:style>
    <style:style style:name="T5" style:family="text">
      <style:text-properties style:font-name="Carlito" officeooo:rsid="003408bc"/>
    </style:style>
    <style:style style:name="T6" style:family="text">
      <style:text-properties officeooo:rsid="00290867"/>
    </style:style>
    <style:style style:name="T7" style:family="text">
      <style:text-properties officeooo:rsid="002acb17"/>
    </style:style>
    <style:style style:name="T8" style:family="text">
      <style:text-properties officeooo:rsid="002c9184"/>
    </style:style>
    <style:style style:name="T9" style:family="text">
      <style:text-properties fo:font-size="10pt" style:font-name-asian="Courier New" style:font-size-asian="10pt" style:font-name-complex="Liberation Mono" style:font-size-complex="10pt"/>
    </style:style>
    <style:style style:name="T10" style:family="text">
      <style:text-properties fo:font-size="10pt" officeooo:rsid="002c9184" style:font-name-asian="Courier New" style:font-size-asian="10pt" style:font-name-complex="Liberation Mono" style:font-size-complex="10pt"/>
    </style:style>
    <style:style style:name="T11" style:family="text">
      <style:text-properties fo:font-size="10pt" officeooo:rsid="00323f27" style:font-name-asian="Courier New" style:font-size-asian="10pt" style:font-name-complex="Liberation Mono" style:font-size-complex="10pt"/>
    </style:style>
    <style:style style:name="T12" style:family="text">
      <style:text-properties fo:font-size="10pt" fo:font-style="italic" officeooo:rsid="003408bc" style:font-name-asian="Courier New" style:font-size-asian="10pt" style:font-style-asian="italic" style:font-name-complex="Liberation Mono" style:font-size-complex="10pt" style:font-style-complex="italic"/>
    </style:style>
    <style:style style:name="T13" style:family="text">
      <style:text-properties fo:font-variant="normal" fo:text-transform="none" fo:color="#24292e" style:font-name="apple-system" fo:font-size="12pt" fo:letter-spacing="normal" fo:font-style="normal" fo:font-weight="bold" officeooo:rsid="0030159a" style:font-name-asian="Courier New" style:font-size-asian="10pt" style:font-name-complex="Liberation Mono" style:font-size-complex="10pt"/>
    </style:style>
    <style:style style:name="T14" style:family="text">
      <style:text-properties fo:font-variant="normal" fo:text-transform="none" fo:color="#24292e" style:font-name="apple-system" fo:font-size="12pt" fo:letter-spacing="normal" fo:font-style="normal" fo:font-weight="bold" officeooo:rsid="003a04fe" style:font-name-asian="Courier New" style:font-size-asian="10pt" style:font-name-complex="Liberation Mono" style:font-size-complex="10pt"/>
    </style:style>
    <style:style style:name="T15" style:family="text">
      <style:text-properties fo:font-variant="normal" fo:text-transform="none" fo:color="#24292e" style:font-name="apple-system" fo:font-size="12pt" fo:letter-spacing="normal" fo:font-style="normal" fo:font-weight="bold" officeooo:rsid="002e5d22" style:font-name-asian="Courier New" style:font-size-asian="10pt" style:font-name-complex="Liberation Mono" style:font-size-complex="10pt"/>
    </style:style>
    <style:style style:name="T16" style:family="text">
      <style:text-properties officeooo:rsid="0030528c"/>
    </style:style>
    <style:style style:name="T17" style:family="text">
      <style:text-properties officeooo:rsid="0030ceae"/>
    </style:style>
    <style:style style:name="T18" style:family="text">
      <style:text-properties officeooo:rsid="00323f27"/>
    </style:style>
    <style:style style:name="T19" style:family="text">
      <style:text-properties fo:color="#00cc00" style:font-name="Carlito" fo:font-style="italic" officeooo:rsid="00323f27" style:font-style-asian="italic" style:font-style-complex="italic"/>
    </style:style>
    <style:style style:name="T20" style:family="text">
      <style:text-properties fo:color="#00cc00" style:font-name="Carlito" fo:font-style="italic" officeooo:rsid="003408bc" style:font-style-asian="italic" style:font-style-complex="italic"/>
    </style:style>
    <style:style style:name="T21" style:family="text">
      <style:text-properties fo:color="#00cc00" fo:font-style="italic" style:font-style-asian="italic" style:font-style-complex="italic"/>
    </style:style>
    <style:style style:name="T22" style:family="text">
      <style:text-properties fo:color="#00cc00" fo:font-style="italic" officeooo:rsid="003408bc" style:font-style-asian="italic" style:font-style-complex="italic"/>
    </style:style>
    <style:style style:name="T23" style:family="text">
      <style:text-properties fo:color="#00cc00" fo:font-style="italic" officeooo:rsid="00323f27" style:font-style-asian="italic" style:font-style-complex="italic"/>
    </style:style>
    <style:style style:name="T24" style:family="text">
      <style:text-properties fo:color="#3333ff" fo:font-style="italic" officeooo:rsid="003408bc" style:font-style-asian="italic" style:font-style-complex="italic"/>
    </style:style>
    <style:style style:name="T25" style:family="text">
      <style:text-properties fo:color="#3333ff" style:font-name="Carlito" fo:font-style="italic" officeooo:rsid="003408bc" style:font-style-asian="italic" style:font-style-complex="italic"/>
    </style:style>
    <style:style style:name="T26" style:family="text">
      <style:text-properties fo:color="#3333ff" style:font-name="Carlito" officeooo:rsid="003408bc"/>
    </style:style>
    <style:style style:name="T27" style:family="text">
      <style:text-properties fo:color="#00ff66" style:font-name="Carlito" fo:font-style="italic" officeooo:rsid="003408bc" style:font-style-asian="italic" style:font-style-complex="italic"/>
    </style:style>
    <style:style style:name="T28" style:family="text">
      <style:text-properties fo:color="#00ff66" fo:font-style="italic" officeooo:rsid="003408bc" style:font-style-asian="italic" style:font-style-complex="italic"/>
    </style:style>
    <style:style style:name="T29" style:family="text">
      <style:text-properties fo:color="#00ff66" fo:font-size="10pt" fo:font-style="italic" officeooo:rsid="003408bc" style:font-name-asian="Courier New" style:font-size-asian="10pt" style:font-style-asian="italic" style:font-name-complex="Liberation Mono"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3">MyDas, </text:span></text:span><text:span text:style-name="Strong_20_Emphasis"><text:span text:style-name="T15">Workplan</text:span></text:span><text:span text:style-name="Strong_20_Emphasis"><text:span text:style-name="T14"> </text:span></text:span><text:span text:style-name="Strong_20_Emphasis"><text:span text:style-name="T15">for </text:span></text:span><text:span text:style-name="Strong_20_Emphasis"><text:span text:style-name="T14">January </text:span></text:span><text:span text:style-name="Strong_20_Emphasis"><text:span text:style-name="T15">to April </text:span></text:span><text:span text:style-name="Strong_20_Emphasis"><text:span text:style-name="T14">2018.</text:span></text:span></text:p>
      <text:p text:style-name="P4"><text:span text:style-name="Strong_20_Emphasis"><text:span text:style-name="T14"/></text:span></text:p>
      <text:p text:style-name="P5"><text:span text:style-name="T7">T</text:span>o evaluate the <text:span text:style-name="T7">proposed methods an OM will be constructed. This will allow the methods to be</text:span> evaluat<text:span text:style-name="T16">ed</text:span> <text:span text:style-name="T7">as part of an MPs using </text:span>feedback control. <text:span text:style-name="T16">First, however, we will perform </text:span>cross-test<text:span text:style-name="T16">s where </text:span>the OM <text:span text:style-name="T6">and</text:span> OEM <text:span text:style-name="T6">are used to generate data for an assessment methods </text:span>without feedback <text:span text:style-name="T16">to screen the methods. </text:span>OM<text:span text:style-name="T7">s will be constructed using </text:span>eithe<text:span text:style-name="T7">r </text:span>using life history parameters or <text:span text:style-name="T7">data rich</text:span> stock assessments. <text:span text:style-name="T17">In the later case for example using saithe in the North Sea (a data rich stock) to test data poor methods, or data rich stocks such as plaice and sole to evaluate methods for brill and turbot. D</text:span>ifferent sampling schemes<text:span text:style-name="T7"> will then be generated using OEMs to simulate data poor assessment datasets. A range of local life histories also need to be considered , e.g. <text:s/>gadoid, flatfish and pelagic stocks.</text:span> </text:p>
      <text:p text:style-name="P8"/>
      <text:p text:style-name="P3"><text:span text:style-name="T8">It is important to ensure b</text:span>uy-in from local experts <text:span text:style-name="T8">who are </text:span>very familiar with the <text:span text:style-name="T17">fisheries and the </text:span>assessments. <text:span text:style-name="T17">For example s</text:span>howing them that an empirical HCR performs well for Nth Sea saithe will be of interest but showing <text:span text:style-name="T8">that</text:span> it performs as well for <text:span text:style-name="T17">local</text:span> stock<text:span text:style-name="T17">s</text:span> <text:span text:style-name="T8">is very important</text:span>. </text:p>
      <text:p text:style-name="P9"/>
      <text:h text:style-name="P23" text:outline-level="3">Task 1</text:h>
      <text:list xml:id="list8280131962671030425" text:style-name="L1">
        <text:list-item>
          <text:p text:style-name="P15"><text:span text:style-name="T2">The species and potential stocks of interest have been identified (</text:span><text:a xlink:type="simple" xlink:href="https://github.com/laurieKell/mydas/wiki/1-Stock-prioritisation" text:style-name="Internet_20_link" text:visited-style-name="Visited_20_Internet_20_Link"><text:span text:style-name="T2">https://github.com/laurieKell/mydas/wiki/1-Stock-prioritisation</text:span></text:a><text:span text:style-name="T2">), it is proposed that the final choice of stocks is made at the April meeting, for example after conducting an Ecological Risk Assessment (ERA). </text:span><text:span text:style-name="T21">[Al to do </text:span><text:span text:style-name="T22">an </text:span><text:span text:style-name="T21">interactive PSA and add fleet economics e.g. HDI]</text:span></text:p>
        </text:list-item>
        <text:list-item>
          <text:p text:style-name="P16">Allocate Stock to ICES stock assessment categories <text:span text:style-name="T24">[Annotate list of stocks with cols for dataset types]</text:span></text:p>
        </text:list-item>
      </text:list>
      <text:p text:style-name="P2"/>
      <text:h text:style-name="P24" text:outline-level="3">Task 2</text:h>
      <text:list xml:id="list1855063020256813576" text:style-name="L2">
        <text:list-item>
          <text:p text:style-name="P19"><text:span text:style-name="T2">Examples of the different datasets have been collated (</text:span><text:a xlink:type="simple" xlink:href="https://github.com/laurieKell/mydas/wiki/2-Data-Collation" text:style-name="Internet_20_link" text:visited-style-name="Visited_20_Internet_20_Link"><text:span text:style-name="T2">https://github.com/laurieKell/mydas/wiki/2-Data-Collation</text:span></text:a><text:span text:style-name="T2">)</text:span></text:p>
        </text:list-item>
        <text:list-item>
          <text:p text:style-name="P20"><text:span text:style-name="T2">These </text:span><text:span text:style-name="T4">will now be</text:span><text:span text:style-name="T2"> summarised, </text:span><text:span text:style-name="T4">e.g. using a Productivity and Susceptibility Analysis </text:span><text:span text:style-name="T19">[</text:span><text:span text:style-name="T20">See above </text:span><text:span text:style-name="T19">Al to do </text:span><text:span text:style-name="T20">an </text:span><text:span text:style-name="T19">interactive PSA and add fleet economics e.g. HDI]</text:span></text:p>
        </text:list-item>
        <text:list-item>
          <text:p text:style-name="P20"><text:span text:style-name="T1">Productivity </text:span><text:span text:style-name="T2">can be estimated using</text:span><text:span text:style-name="T1"> FLife </text:span><text:span text:style-name="T25">[Laurie, once life history parameters are available]</text:span></text:p>
        </text:list-item>
        <text:list-item>
          <text:p text:style-name="P20"><text:span text:style-name="T2">S</text:span><text:span text:style-name="T1">usceptibility </text:span><text:span text:style-name="T2">can be estimated <text:s/></text:span><text:span text:style-name="T4">from the fisheries </text:span><text:span text:style-name="T1">DB. </text:span><text:span text:style-name="T19">[</text:span><text:span text:style-name="T20">See above </text:span><text:span text:style-name="T19">Al]</text:span></text:p>
        </text:list-item>
        <text:list-item>
          <text:p text:style-name="P20"><text:span text:style-name="T4">It may be possible to also perform an e</text:span><text:span text:style-name="T1">conomic </text:span><text:span text:style-name="T2">analysis, </text:span><text:span text:style-name="T4">but this</text:span><text:span text:style-name="T1"> </text:span><text:span text:style-name="T2">need </text:span><text:span text:style-name="T1">a bit more thought. </text:span><text:span text:style-name="T19">[</text:span><text:span text:style-name="T20">Al</text:span><text:span text:style-name="T19">]</text:span></text:p>
        </text:list-item>
        <text:list-item>
          <text:p text:style-name="P17">We will also <text:span text:style-name="T18">perform a gap analysis for </text:span>missing data <text:span text:style-name="T18">to better summarise uncertainty. </text:span><text:span text:style-name="T23">[</text:span><text:span text:style-name="T22">Al summary table based on stock cat and PSA</text:span><text:span text:style-name="T23">]</text:span></text:p>
        </text:list-item>
      </text:list>
      <text:p text:style-name="P2"/>
      <text:h text:style-name="P24" text:outline-level="3">Task 3</text:h>
      <text:list xml:id="list1721083363162367633" text:style-name="L3">
        <text:list-item>
          <text:p text:style-name="P21"><text:span text:style-name="T1">Example OM </text:span><text:span text:style-name="T3">conditioned</text:span><text:span text:style-name="T1"> on life history </text:span><text:span text:style-name="T3">p</text:span><text:span text:style-name="T1">arameters </text:span><text:span text:style-name="T25">[Laurie, vignettes] </text:span><text:span text:style-name="T27">[Al to check]</text:span></text:p>
        </text:list-item>
        <text:list-item>
          <text:p text:style-name="P21"><text:span text:style-name="T1">Exa</text:span><text:span text:style-name="T3">mple OM based on a data rich assessment </text:span><text:span text:style-name="T25">[Laurie, vignettes]</text:span><text:span text:style-name="T27">[Al to check]</text:span></text:p>
        </text:list-item>
        <text:list-item>
          <text:p text:style-name="P18">OEM to generate category 1,2,3,4,5&amp; 6 datasets <text:span text:style-name="T24">[Laurie, vignette based on stock table]</text:span><text:span text:style-name="T28">[Al to check]</text:span></text:p>
        </text:list-item>
        <text:list-item>
          <text:p text:style-name="P18">Example MSEs based on above <text:span text:style-name="T24">[Laurie, vignettes]</text:span><text:span text:style-name="T28">[Al to check]</text:span></text:p>
        </text:list-item>
      </text:list>
      <text:h text:style-name="P24" text:outline-level="3">Task 4</text:h>
      <text:p text:style-name="P1">Under this task OMs will be used to select appropriate reference points <text:span text:style-name="T18">and methods </text:span>using a cross-test</text:p>
      <text:list xml:id="list6039021609154841403" text:style-name="L4">
        <text:list-item>
          <text:p text:style-name="P10">Once the actual stocks and datasets have been identified then case studies for the stocks in Task 1 will be implemented.</text:p>
        </text:list-item>
        <text:list-item>
          <text:p text:style-name="P12"><text:span text:style-name="T9">It is important to collaborate with others (e.g. WKLife, WGCSE, Cullen fellowship) and <text:s/></text:span><text:span text:style-name="T10">choice of stocks will reflect this. </text:span></text:p>
        </text:list-item>
        <text:list-item>
          <text:p text:style-name="P11">NS saithe <text:span text:style-name="T8">and </text:span>NS turbot <text:span text:style-name="T8">have cat 1 assessments and these can</text:span> <text:span text:style-name="T8">be used to test category 3,4 assessments by simulating appropriate datasets using an OEM.</text:span></text:p>
        </text:list-item>
        <text:list-item>
          <text:p text:style-name="P11"><text:span text:style-name="T8">A </text:span>"flatfish" OM <text:span text:style-name="T8">could be used.</text:span></text:p>
        </text:list-item>
        <text:list-item>
          <text:p text:style-name="P13">Set up MPs based on stock cat table and google spreadsheet</text:p>
        </text:list-item>
      </text:list>
      <text:p text:style-name="P6"><text:s/></text:p>
      <text:h text:style-name="P24" text:outline-level="3">Task 5 </text:h>
      <text:p text:style-name="P7"><text:span text:style-name="T18">Future work; o</text:span>nce the reference points are identified under task 4, they will be simulation tested using MSE</text:p>
      <text:h text:style-name="Heading_20_2" text:outline-level="2"><text:soft-page-break/><text:span text:style-name="T8">P</text:span>apers</text:h>
      <text:p text:style-name="P14"><text:span text:style-name="T11">Proposed papers outlines will be created at </text:span><text:span text:style-name="T10"><text:s/></text:span><text:a xlink:type="simple" xlink:href="https://github.com/laurieKell/mydas/wiki/Outputs" text:style-name="Internet_20_link" text:visited-style-name="Visited_20_Internet_20_Link"><text:span text:style-name="T10">https://github.com/laurieKell/mydas/wiki/Outputs</text:span></text:a></text:p>
      <text:p text:style-name="P22"><text:span text:style-name="T12">[Laurie work on outl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0:40:23.804328343</meta:creation-date>
    <dc:date>2018-02-14T14:33:02.968774835</dc:date>
    <meta:editing-duration>PT4H4M19S</meta:editing-duration>
    <meta:editing-cycles>7</meta:editing-cycles>
    <meta:generator>LibreOffice/5.1.6.2$Linux_X86_64 LibreOffice_project/10m0$Build-2</meta:generator>
    <meta:document-statistic meta:table-count="0" meta:image-count="0" meta:object-count="0" meta:page-count="2" meta:paragraph-count="31" meta:word-count="563" meta:character-count="3415" meta:non-whitespace-character-count="2890"/>
  </office:meta>
</office:document-meta>
</file>